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33mm"/>
    </style:style>
    <style:style style:name="co2" style:family="table-column">
      <style:table-column-properties fo:break-before="auto" style:column-width="44.98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67.8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84.67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135.98mm"/>
    </style:style>
    <style:style style:name="co9" style:family="table-column">
      <style:table-column-properties fo:break-before="auto" style:column-width="64.56mm"/>
    </style:style>
    <style:style style:name="co10" style:family="table-column">
      <style:table-column-properties fo:break-before="auto" style:column-width="100.29mm"/>
    </style:style>
    <style:style style:name="co11" style:family="table-column">
      <style:table-column-properties fo:break-before="auto" style:column-width="83.34mm"/>
    </style:style>
    <style:style style:name="co12" style:family="table-column">
      <style:table-column-properties fo:break-before="auto" style:column-width="98.39mm"/>
    </style:style>
    <style:style style:name="co13" style:family="table-column">
      <style:table-column-properties fo:break-before="auto" style:column-width="81.7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0.04mm" fo:break-before="auto" style:use-optimal-row-height="tru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62mm" fo:break-before="auto" style:use-optimal-row-height="fals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.01mm" fo:break-before="auto" style:use-optimal-row-height="true"/>
    </style:style>
    <style:style style:name="ta1" style:family="table" style:master-page-name="PageStyle_5f_Actividades">
      <style:table-properties table:display="true" style:writing-mode="lr-tb"/>
    </style:style>
    <style:style style:name="ta2" style:family="table" style:master-page-name="PageStyle_5f_A">
      <style:table-properties table:display="true" style:writing-mode="lr-tb"/>
    </style:style>
    <style:style style:name="ta3" style:family="table" style:master-page-name="PageStyle_5f_B">
      <style:table-properties table:display="true" style:writing-mode="lr-tb"/>
    </style:style>
    <style:style style:name="ta4" style:family="table" style:master-page-name="PageStyle_5f_C">
      <style:table-properties table:display="true" style:writing-mode="lr-tb"/>
    </style:style>
    <style:style style:name="ta5" style:family="table" style:master-page-name="PageStyle_5f_D">
      <style:table-properties table:display="true" style:writing-mode="lr-tb"/>
    </style:style>
    <style:style style:name="ta6" style:family="table" style:master-page-name="PageStyle_5f_E">
      <style:table-properties table:display="true" style:writing-mode="lr-tb"/>
    </style:style>
    <style:style style:name="ta7" style:family="table" style:master-page-name="PageStyle_5f_F">
      <style:table-properties table:display="true" style:writing-mode="lr-tb"/>
    </style:style>
    <style:style style:name="ta8" style:family="table" style:master-page-name="PageStyle_5f_G">
      <style:table-properties table:display="true" style:writing-mode="lr-tb"/>
    </style:style>
    <style:style style:name="ta9" style:family="table" style:master-page-name="PageStyle_5f_H">
      <style:table-properties table:display="true" style:writing-mode="lr-tb"/>
    </style:style>
    <style:style style:name="ta10" style:family="table" style:master-page-name="PageStyle_5f_I">
      <style:table-properties table:display="true" style:writing-mode="lr-tb"/>
    </style:style>
    <style:style style:name="ta11" style:family="table" style:master-page-name="PageStyle_5f_J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ext-properties style:use-window-font-color="true" style:font-name="Cambria" fo:font-size="11pt" style:font-name-asian="Noto Sans CJK SC Regular" style:font-size-asian="11pt" style:font-name-complex="Cambria" style:font-size-complex="11pt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En espera&quot;;&quot;En proceso&quot;;&quot;En revision&quot;;&quot;Terminado&quot;;&quot;Cancelado&quot;)" table:allow-empty-cell="true" table:display-list="unsorted" table:base-cell-address="D.C3"/>
        <table:content-validation table:name="val2" table:condition="of:cell-content-is-in-list(&quot;En espera&quot;;&quot;En proceso&quot;;&quot;En revision&quot;;&quot;Terminado&quot;;&quot;Cancelado&quot;)" table:allow-empty-cell="true" table:display-list="unsorted" table:base-cell-address="G.E3"/>
        <table:content-validation table:name="val3" table:condition="of:cell-content-is-in-list(&quot;En espera&quot;;&quot;En proceso&quot;;&quot;En revision&quot;;&quot;Terminado&quot;;&quot;Cancelado&quot;)" table:allow-empty-cell="true" table:display-list="unsorted" table:base-cell-address="F.D3"/>
        <table:content-validation table:name="val4" table:condition="of:cell-content-is-in-list(&quot;En espera&quot;;&quot;En proceso&quot;;&quot;En revision&quot;;&quot;Terminado&quot;;&quot;Cancelado&quot;)" table:allow-empty-cell="true" table:display-list="unsorted" table:base-cell-address="Actividades.D3"/>
        <table:content-validation table:name="val5" table:condition="of:cell-content-is-in-list(&quot;En espera&quot;;&quot;En proceso&quot;;&quot;En revision&quot;;&quot;Terminado&quot;;&quot;Cancelado&quot;)" table:allow-empty-cell="true" table:display-list="unsorted" table:base-cell-address="J.D3"/>
        <table:content-validation table:name="val6" table:condition="of:cell-content-is-in-list(&quot;En espera&quot;;&quot;En proceso&quot;;&quot;En revision&quot;;&quot;Terminado&quot;;&quot;Cancelado&quot;)" table:allow-empty-cell="true" table:display-list="unsorted" table:base-cell-address="E.D3"/>
        <table:content-validation table:name="val7" table:condition="of:cell-content-is-in-list(&quot;En espera&quot;;&quot;En proceso&quot;;&quot;En revision&quot;;&quot;Terminado&quot;;&quot;Cancelado&quot;)" table:allow-empty-cell="true" table:display-list="unsorted" table:base-cell-address="I.D3"/>
        <table:content-validation table:name="val8" table:condition="of:cell-content-is-in-list(&quot;En espera&quot;;&quot;En proceso&quot;;&quot;En revision&quot;;&quot;Terminado&quot;;&quot;Cancelado&quot;)" table:allow-empty-cell="true" table:display-list="unsorted" table:base-cell-address="H.D3"/>
      </table:content-validations>
      <table:table table:name="Actividad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</text:p>
          </table:table-cell>
          <table:table-cell table:style-name="ce5" office:value-type="string" calcext:value-type="string">
            <text:p>Porcentaje del Proyecto</text:p>
          </table:table-cell>
          <table:table-cell table:style-name="ce1" office:value-type="string" calcext:value-type="string">
            <text:p>Estatus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A.- ¿Que es un bot?, investigación Wit.ai,</text:p>
            <text:p>Dialogflow y Watson</text:p>
          </table:table-cell>
          <table:table-cell table:style-name="ce6" office:value-type="percentage" office:value="0.06" calcext:value-type="percentage">
            <text:p>6%</text:p>
          </table:table-cell>
          <table:table-cell table:style-name="ce7" table:content-validation-name="val1" office:value-type="string" calcext:value-type="string">
            <text:p>Terminado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.- Pruebas de concepto Wit.ai, Dialogflow y</text:p>
            <text:p>Watson</text:p>
          </table:table-cell>
          <table:table-cell table:style-name="ce6" office:value-type="percentage" office:value="0.08" calcext:value-type="percentage">
            <text:p>8%</text:p>
          </table:table-cell>
          <table:table-cell table:style-name="ce7" table:content-validation-name="val1" office:value-type="string" calcext:value-type="string">
            <text:p>Terminado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C.- Investigación Webhook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7" table:content-validation-name="val1" office:value-type="string" calcext:value-type="string">
            <text:p>Terminad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.- Conocimiento de funcionalidad de Bot en Facebook y Messenger</text:p>
          </table:table-cell>
          <table:table-cell table:style-name="ce6" office:value-type="percentage" office:value="0.05" calcext:value-type="percentage">
            <text:p>5%</text:p>
          </table:table-cell>
          <table:table-cell table:style-name="ce7" table:content-validation-name="val1" office:value-type="string" calcext:value-type="string">
            <text:p>Terminad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.- Conceptos de UX y UI para Bot</text:p>
          </table:table-cell>
          <table:table-cell table:style-name="ce6" office:value-type="percentage" office:value="0.03" calcext:value-type="percentage">
            <text:p>3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.- Implementación de diccionario de datos</text:p>
          </table:table-cell>
          <table:table-cell table:style-name="ce6" office:value-type="percentage" office:value="0.19" calcext:value-type="percentage">
            <text:p>19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.- Desarrollo de Bot</text:p>
          </table:table-cell>
          <table:table-cell table:style-name="ce6" office:value-type="percentage" office:value="0.22" calcext:value-type="percentage">
            <text:p>22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.- Integrar a Facebook y Messenger</text:p>
          </table:table-cell>
          <table:table-cell table:style-name="ce6" office:value-type="percentage" office:value="0.08" calcext:value-type="percentage">
            <text:p>8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.- Otorgar mejor conocimiento al Bot</text:p>
          </table:table-cell>
          <table:table-cell table:style-name="ce6" office:value-type="percentage" office:value="0.09" calcext:value-type="percentage">
            <text:p>9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.- Crear Documentación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4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ctividades.C3:Actividades.C12">
            <calcext:condition calcext:apply-style-name="ConditionalStyle_1" calcext:value="contains-text(&quot;En espera&quot;)" calcext:base-cell-address="Actividades.C3"/>
          </calcext:conditional-format>
          <calcext:conditional-format calcext:target-range-address="Actividades.C3:Actividades.C12">
            <calcext:condition calcext:apply-style-name="ConditionalStyle_2" calcext:value="contains-text(&quot;En proceso&quot;)" calcext:base-cell-address="Actividades.C3"/>
          </calcext:conditional-format>
          <calcext:conditional-format calcext:target-range-address="Actividades.C3:Actividades.C12">
            <calcext:condition calcext:apply-style-name="ConditionalStyle_3" calcext:value="contains-text(&quot;En revision&quot;)" calcext:base-cell-address="Actividades.C3"/>
          </calcext:conditional-format>
          <calcext:conditional-format calcext:target-range-address="Actividades.C3:Actividades.C12">
            <calcext:condition calcext:apply-style-name="ConditionalStyle_4" calcext:value="contains-text(&quot;Terminado&quot;)" calcext:base-cell-address="Actividades.C3"/>
          </calcext:conditional-format>
          <calcext:conditional-format calcext:target-range-address="Actividades.C3:Actividades.C12">
            <calcext:condition calcext:apply-style-name="ConditionalStyle_5" calcext:value="contains-text(&quot;Cancelado&quot;)" calcext:base-cell-address="Actividades.C3"/>
          </calcext:conditional-format>
        </calcext:conditional-formats>
      </table:table>
      <table:table table:name="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21" table:default-cell-style-name="ce3"/>
        <table:table-row table:style-name="ro6">
          <table:table-cell table:style-name="ce8" office:value-type="string" calcext:value-type="string">
            <text:p>Actividad A</text:p>
          </table:table-cell>
          <table:table-cell table:style-name="ce9" office:value-type="string" calcext:value-type="string">
            <text:p>¿Que es un bot?, investigación Wit.ai, Dialogflow y Watson</text:p>
          </table:table-cell>
          <table:table-cell table:style-name="ce8"/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19"/>
        </table:table-row>
        <table:table-row table:style-name="ro1">
          <table:table-cell table:style-name="ce8"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8" office:value-type="string" calcext:value-type="string">
            <text:p>Tarea 1</text:p>
          </table:table-cell>
          <table:table-cell table:style-name="ce8" office:value-type="string" calcext:value-type="string">
            <text:p>¿Que es un bot?</text:p>
          </table:table-cell>
          <table:table-cell table:style-name="ce8"/>
          <table:table-cell table:style-name="ce11" office:value-type="string" calcext:value-type="string">
            <text:p>4.00%</text:p>
          </table:table-cell>
          <table:table-cell table:style-name="ce13" table:content-validation-name="val2" office:value-type="string" calcext:value-type="string">
            <text:p>Terminado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area 2</text:p>
          </table:table-cell>
          <table:table-cell table:style-name="ce10" office:value-type="string" calcext:value-type="string">
            <text:p><text:a xlink:href="http://Wit.ai/" xlink:type="simple">Wit.ai</text:a></text:p>
          </table:table-cell>
          <table:table-cell table:style-name="ce8"/>
          <table:table-cell table:style-name="ce11" office:value-type="string" calcext:value-type="string">
            <text:p>2.00%</text:p>
          </table:table-cell>
          <table:table-cell table:style-name="ce13" table:content-validation-name="val2" office:value-type="string" calcext:value-type="string">
            <text:p>Terminado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area 3</text:p>
          </table:table-cell>
          <table:table-cell table:style-name="ce8" office:value-type="string" calcext:value-type="string">
            <text:p>Dialogflow</text:p>
          </table:table-cell>
          <table:table-cell table:style-name="ce8"/>
          <table:table-cell table:style-name="ce11" office:value-type="string" calcext:value-type="string">
            <text:p>2.00%</text:p>
          </table:table-cell>
          <table:table-cell table:style-name="ce13" table:content-validation-name="val2" office:value-type="string" calcext:value-type="string">
            <text:p>Terminado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area 4</text:p>
          </table:table-cell>
          <table:table-cell table:style-name="ce8" office:value-type="string" calcext:value-type="string">
            <text:p>Watson</text:p>
          </table:table-cell>
          <table:table-cell table:style-name="ce8"/>
          <table:table-cell table:style-name="ce11" office:value-type="string" calcext:value-type="string">
            <text:p>2.00%</text:p>
          </table:table-cell>
          <table:table-cell table:style-name="ce13" table:content-validation-name="val2" office:value-type="string" calcext:value-type="string">
            <text:p>Terminado</text:p>
          </table:table-cell>
          <table:table-cell table:number-columns-repeated="1019"/>
        </table:table-row>
        <table:table-row table:style-name="ro1" table:number-rows-repeated="3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1" calcext:value-type="percentage">
            <text:p>10%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.E3:A.E6">
            <calcext:condition calcext:apply-style-name="ConditionalStyle_1" calcext:value="contains-text(&quot;En espera&quot;)" calcext:base-cell-address="A.E3"/>
          </calcext:conditional-format>
          <calcext:conditional-format calcext:target-range-address="A.E3:A.E6">
            <calcext:condition calcext:apply-style-name="ConditionalStyle_2" calcext:value="contains-text(&quot;En proceso&quot;)" calcext:base-cell-address="A.E3"/>
          </calcext:conditional-format>
          <calcext:conditional-format calcext:target-range-address="A.E3:A.E6">
            <calcext:condition calcext:apply-style-name="ConditionalStyle_3" calcext:value="contains-text(&quot;En revision&quot;)" calcext:base-cell-address="A.E3"/>
          </calcext:conditional-format>
          <calcext:conditional-format calcext:target-range-address="A.E3:A.E6">
            <calcext:condition calcext:apply-style-name="ConditionalStyle_4" calcext:value="contains-text(&quot;Terminado&quot;)" calcext:base-cell-address="A.E3"/>
          </calcext:conditional-format>
          <calcext:conditional-format calcext:target-range-address="A.E3:A.E6">
            <calcext:condition calcext:apply-style-name="ConditionalStyle_5" calcext:value="contains-text(&quot;Cancelado&quot;)" calcext:base-cell-address="A.E3"/>
          </calcext:conditional-format>
        </calcext:conditional-formats>
      </table:table>
      <table:table table:name="B" table:style-name="ta3">
        <table:table-column table:style-name="co3" table:default-cell-style-name="ce3"/>
        <table:table-column table:style-name="co6" table:default-cell-style-name="ce3"/>
        <table:table-column table:style-name="co3" table:number-columns-repeated="1022" table:default-cell-style-name="ce3"/>
        <table:table-row table:style-name="ro7">
          <table:table-cell table:style-name="ce1" office:value-type="string" calcext:value-type="string">
            <text:p>Actividad B</text:p>
          </table:table-cell>
          <table:table-cell table:style-name="ce2" office:value-type="string" calcext:value-type="string">
            <text:p>Pruebas de concepto Wit.ai, Dialogflow y Watson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4" office:value-type="string" calcext:value-type="string">
            <text:p>Pruebas de concepto Wit.ai</text:p>
          </table:table-cell>
          <table:table-cell table:style-name="ce11" office:value-type="string" calcext:value-type="string">
            <text:p>2.6%</text:p>
          </table:table-cell>
          <table:table-cell table:style-name="ce15" table:content-validation-name="val3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4" office:value-type="string" calcext:value-type="string">
            <text:p>Pruebas de concepto DialogFlow</text:p>
          </table:table-cell>
          <table:table-cell table:style-name="ce11" office:value-type="string" calcext:value-type="string">
            <text:p>2.6%</text:p>
          </table:table-cell>
          <table:table-cell table:style-name="ce15" table:content-validation-name="val3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4" office:value-type="string" calcext:value-type="string">
            <text:p>Pruebas de concepto Watson</text:p>
          </table:table-cell>
          <table:table-cell table:style-name="ce11" office:value-type="string" calcext:value-type="string">
            <text:p>2.6%</text:p>
          </table:table-cell>
          <table:table-cell table:style-name="ce15" table:content-validation-name="val3" office:value-type="string" calcext:value-type="string">
            <text:p>Cancelado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8" calcext:value-type="percentage">
            <text:p>8%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.D3:B.D5">
            <calcext:condition calcext:apply-style-name="ConditionalStyle_1" calcext:value="contains-text(&quot;En espera&quot;)" calcext:base-cell-address="B.D3"/>
          </calcext:conditional-format>
          <calcext:conditional-format calcext:target-range-address="B.D3:B.D5">
            <calcext:condition calcext:apply-style-name="ConditionalStyle_2" calcext:value="contains-text(&quot;En proceso&quot;)" calcext:base-cell-address="B.D3"/>
          </calcext:conditional-format>
          <calcext:conditional-format calcext:target-range-address="B.D3:B.D5">
            <calcext:condition calcext:apply-style-name="ConditionalStyle_3" calcext:value="contains-text(&quot;En revision&quot;)" calcext:base-cell-address="B.D3"/>
          </calcext:conditional-format>
          <calcext:conditional-format calcext:target-range-address="B.D3:B.D5">
            <calcext:condition calcext:apply-style-name="ConditionalStyle_4" calcext:value="contains-text(&quot;Terminado&quot;)" calcext:base-cell-address="B.D3"/>
          </calcext:conditional-format>
          <calcext:conditional-format calcext:target-range-address="B.D3:B.D5">
            <calcext:condition calcext:apply-style-name="ConditionalStyle_5" calcext:value="contains-text(&quot;Cancelado&quot;)" calcext:base-cell-address="B.D3"/>
          </calcext:conditional-format>
        </calcext:conditional-formats>
      </table:table>
      <table:table table:name="C" table:style-name="ta4">
        <office:forms form:automatic-focus="false" form:apply-design-mode="false"/>
        <table:table-column table:style-name="co3" table:default-cell-style-name="ce3"/>
        <table:table-column table:style-name="co7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C</text:p>
          </table:table-cell>
          <table:table-cell table:style-name="ce5" office:value-type="string" calcext:value-type="string">
            <text:p>Investigación Webhook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4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¿Que es un webhook?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18" table:content-validation-name="val4" office:value-type="string" calcext:value-type="string">
            <text:p>Terminado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¿para que sirve?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18" table:content-validation-name="val4" office:value-type="string" calcext:value-type="string">
            <text:p>Terminado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Ejemplos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18" table:content-validation-name="val4" office:value-type="string" calcext:value-type="string">
            <text:p>Terminado</text:p>
          </table:table-cell>
          <table:table-cell table:number-columns-repeated="1020"/>
        </table:table-row>
        <table:table-row table:style-name="ro4">
          <table:table-cell table:style-name="ce16" office:value-type="string" calcext:value-type="string">
            <text:p>Tarea 1</text:p>
          </table:table-cell>
          <table:table-cell table:style-name="ce16" office:value-type="string" calcext:value-type="string">
            <text:p>Arquitectura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19" table:content-validation-name="val5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.D3:C.D5">
            <calcext:condition calcext:apply-style-name="ConditionalStyle_1" calcext:value="contains-text(&quot;En espera&quot;)" calcext:base-cell-address="C.D3"/>
          </calcext:conditional-format>
          <calcext:conditional-format calcext:target-range-address="C.D3:C.D5">
            <calcext:condition calcext:apply-style-name="ConditionalStyle_2" calcext:value="contains-text(&quot;En proceso&quot;)" calcext:base-cell-address="C.D3"/>
          </calcext:conditional-format>
          <calcext:conditional-format calcext:target-range-address="C.D3:C.D5">
            <calcext:condition calcext:apply-style-name="ConditionalStyle_3" calcext:value="contains-text(&quot;En revision&quot;)" calcext:base-cell-address="C.D3"/>
          </calcext:conditional-format>
          <calcext:conditional-format calcext:target-range-address="C.D3:C.D5">
            <calcext:condition calcext:apply-style-name="ConditionalStyle_4" calcext:value="contains-text(&quot;Terminado&quot;)" calcext:base-cell-address="C.D3"/>
          </calcext:conditional-format>
          <calcext:conditional-format calcext:target-range-address="C.D3:C.D5">
            <calcext:condition calcext:apply-style-name="ConditionalStyle_5" calcext:value="contains-text(&quot;Cancelado&quot;)" calcext:base-cell-address="C.D3"/>
          </calcext:conditional-format>
          <calcext:conditional-format calcext:target-range-address="C.D6:C.D6">
            <calcext:condition calcext:apply-style-name="ConditionalStyle_1" calcext:value="contains-text(&quot;En espera&quot;)" calcext:base-cell-address="C.D6"/>
          </calcext:conditional-format>
          <calcext:conditional-format calcext:target-range-address="C.D6:C.D6">
            <calcext:condition calcext:apply-style-name="ConditionalStyle_2" calcext:value="contains-text(&quot;En proceso&quot;)" calcext:base-cell-address="C.D6"/>
          </calcext:conditional-format>
          <calcext:conditional-format calcext:target-range-address="C.D6:C.D6">
            <calcext:condition calcext:apply-style-name="ConditionalStyle_3" calcext:value="contains-text(&quot;En revision&quot;)" calcext:base-cell-address="C.D6"/>
          </calcext:conditional-format>
          <calcext:conditional-format calcext:target-range-address="C.D6:C.D6">
            <calcext:condition calcext:apply-style-name="ConditionalStyle_4" calcext:value="contains-text(&quot;Terminado&quot;)" calcext:base-cell-address="C.D6"/>
          </calcext:conditional-format>
          <calcext:conditional-format calcext:target-range-address="C.D6:C.D6">
            <calcext:condition calcext:apply-style-name="ConditionalStyle_5" calcext:value="contains-text(&quot;Cancelado&quot;)" calcext:base-cell-address="C.D6"/>
          </calcext:conditional-format>
        </calcext:conditional-formats>
      </table:table>
      <table:table table:name="D" table:style-name="ta5">
        <table:table-column table:style-name="co3" table:default-cell-style-name="ce3"/>
        <table:table-column table:style-name="co8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D</text:p>
          </table:table-cell>
          <table:table-cell table:style-name="ce1" office:value-type="string" calcext:value-type="string">
            <text:p>Conocimiento de funcionalidad de Bot en Facebook y Messenger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Usos en Facebook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0" table:content-validation-name="val6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Usos en Messenger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0" table:content-validation-name="val6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implementar bot en Mesenger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0" table:content-validation-name="val6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ce1" office:value-type="string" calcext:value-type="string">
            <text:p>paginas de facebook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0" table:content-validation-name="val6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5</text:p>
          </table:table-cell>
          <table:table-cell table:style-name="ce1" office:value-type="string" calcext:value-type="string">
            <text:p>publicacion de bot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0" table:content-validation-name="val6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.D3:D.D7">
            <calcext:condition calcext:apply-style-name="ConditionalStyle_1" calcext:value="contains-text(&quot;En espera&quot;)" calcext:base-cell-address="D.D3"/>
          </calcext:conditional-format>
          <calcext:conditional-format calcext:target-range-address="D.D3:D.D7">
            <calcext:condition calcext:apply-style-name="ConditionalStyle_2" calcext:value="contains-text(&quot;En proceso&quot;)" calcext:base-cell-address="D.D3"/>
          </calcext:conditional-format>
          <calcext:conditional-format calcext:target-range-address="D.D3:D.D7">
            <calcext:condition calcext:apply-style-name="ConditionalStyle_3" calcext:value="contains-text(&quot;En revision&quot;)" calcext:base-cell-address="D.D3"/>
          </calcext:conditional-format>
          <calcext:conditional-format calcext:target-range-address="D.D3:D.D7">
            <calcext:condition calcext:apply-style-name="ConditionalStyle_4" calcext:value="contains-text(&quot;Terminado&quot;)" calcext:base-cell-address="D.D3"/>
          </calcext:conditional-format>
          <calcext:conditional-format calcext:target-range-address="D.D3:D.D7">
            <calcext:condition calcext:apply-style-name="ConditionalStyle_5" calcext:value="contains-text(&quot;Cancelado&quot;)" calcext:base-cell-address="D.D3"/>
          </calcext:conditional-format>
        </calcext:conditional-formats>
      </table:table>
      <table:table table:name="E" table:style-name="ta6">
        <office:forms form:automatic-focus="false" form:apply-design-mode="false"/>
        <table:table-column table:style-name="co3" table:default-cell-style-name="ce3"/>
        <table:table-column table:style-name="co9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E</text:p>
          </table:table-cell>
          <table:table-cell table:style-name="ce1" office:value-type="string" calcext:value-type="string">
            <text:p>Conceptos de UX y UI para Bot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UX en bots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1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UI en bots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1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Ejemplos pinterest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1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3" calcext:value-type="percentage">
            <text:p>3%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.D3:E.D5">
            <calcext:condition calcext:apply-style-name="ConditionalStyle_1" calcext:value="contains-text(&quot;En espera&quot;)" calcext:base-cell-address="E.D3"/>
          </calcext:conditional-format>
          <calcext:conditional-format calcext:target-range-address="E.D3:E.D5">
            <calcext:condition calcext:apply-style-name="ConditionalStyle_2" calcext:value="contains-text(&quot;En proceso&quot;)" calcext:base-cell-address="E.D3"/>
          </calcext:conditional-format>
          <calcext:conditional-format calcext:target-range-address="E.D3:E.D5">
            <calcext:condition calcext:apply-style-name="ConditionalStyle_3" calcext:value="contains-text(&quot;En revision&quot;)" calcext:base-cell-address="E.D3"/>
          </calcext:conditional-format>
          <calcext:conditional-format calcext:target-range-address="E.D3:E.D5">
            <calcext:condition calcext:apply-style-name="ConditionalStyle_4" calcext:value="contains-text(&quot;Terminado&quot;)" calcext:base-cell-address="E.D3"/>
          </calcext:conditional-format>
          <calcext:conditional-format calcext:target-range-address="E.D3:E.D5">
            <calcext:condition calcext:apply-style-name="ConditionalStyle_5" calcext:value="contains-text(&quot;Cancelado&quot;)" calcext:base-cell-address="E.D3"/>
          </calcext:conditional-format>
        </calcext:conditional-formats>
      </table:table>
      <table:table table:name="F" table:style-name="ta7">
        <office:forms form:automatic-focus="false" form:apply-design-mode="false"/>
        <table:table-column table:style-name="co3" table:default-cell-style-name="ce3"/>
        <table:table-column table:style-name="co10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F</text:p>
          </table:table-cell>
          <table:table-cell table:style-name="ce1" office:value-type="string" calcext:value-type="string">
            <text:p>Implementación de diccionario de datos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4">
          <table:table-cell table:style-name="ce16" office:value-type="string" calcext:value-type="string">
            <text:p>Tarea 2</text:p>
          </table:table-cell>
          <table:table-cell table:style-name="ce1" office:value-type="string" calcext:value-type="string">
            <text:p>Buscar Intenciones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2" table:content-validation-name="val5" office:value-type="string" calcext:value-type="string">
            <text:p>En proceso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Tarea 3</text:p>
          </table:table-cell>
          <table:table-cell table:style-name="ce1" office:value-type="string" calcext:value-type="string">
            <text:p>Buscar preguntas para calidad de aire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2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Tarea 4</text:p>
          </table:table-cell>
          <table:table-cell table:style-name="ce1" office:value-type="string" calcext:value-type="string">
            <text:p>Buscar palabras clave</text:p>
          </table:table-cell>
          <table:table-cell table:style-name="ce12" office:value-type="percentage" office:value="0.03" calcext:value-type="percentage">
            <text:p>3%</text:p>
          </table:table-cell>
          <table:table-cell table:style-name="ce22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Tarea 5</text:p>
          </table:table-cell>
          <table:table-cell table:style-name="ce1" office:value-type="string" calcext:value-type="string">
            <text:p>Asociar horaciones a las palabras e intenciones</text:p>
          </table:table-cell>
          <table:table-cell table:style-name="ce6" office:value-type="percentage" office:value="0.08" calcext:value-type="percentage">
            <text:p>8%</text:p>
          </table:table-cell>
          <table:table-cell table:style-name="ce22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19" calcext:value-type="percentage">
            <text:p>19%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.D3:F.D6">
            <calcext:condition calcext:apply-style-name="ConditionalStyle_1" calcext:value="contains-text(&quot;En espera&quot;)" calcext:base-cell-address="F.D3"/>
          </calcext:conditional-format>
          <calcext:conditional-format calcext:target-range-address="F.D3:F.D6">
            <calcext:condition calcext:apply-style-name="ConditionalStyle_2" calcext:value="contains-text(&quot;En proceso&quot;)" calcext:base-cell-address="F.D3"/>
          </calcext:conditional-format>
          <calcext:conditional-format calcext:target-range-address="F.D3:F.D6">
            <calcext:condition calcext:apply-style-name="ConditionalStyle_3" calcext:value="contains-text(&quot;En revision&quot;)" calcext:base-cell-address="F.D3"/>
          </calcext:conditional-format>
          <calcext:conditional-format calcext:target-range-address="F.D3:F.D6">
            <calcext:condition calcext:apply-style-name="ConditionalStyle_4" calcext:value="contains-text(&quot;Terminado&quot;)" calcext:base-cell-address="F.D3"/>
          </calcext:conditional-format>
          <calcext:conditional-format calcext:target-range-address="F.D3:F.D6">
            <calcext:condition calcext:apply-style-name="ConditionalStyle_5" calcext:value="contains-text(&quot;Cancelado&quot;)" calcext:base-cell-address="F.D3"/>
          </calcext:conditional-format>
        </calcext:conditional-formats>
      </table:table>
      <table:table table:name="G" table:style-name="ta8">
        <office:forms form:automatic-focus="false" form:apply-design-mode="false"/>
        <table:table-column table:style-name="co3" table:default-cell-style-name="ce3"/>
        <table:table-column table:style-name="co11" table:default-cell-style-name="ce3"/>
        <table:table-column table:style-name="co3" table:number-columns-repeated="1022" table:default-cell-style-name="ce3"/>
        <table:table-row table:style-name="ro8">
          <table:table-cell table:style-name="ce1" office:value-type="string" calcext:value-type="string">
            <text:p>Actividad G</text:p>
          </table:table-cell>
          <table:table-cell table:style-name="ce5" office:value-type="string" calcext:value-type="string">
            <text:p>Desarrollo de Bot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Crear bot en Wit.ai</text:p>
          </table:table-cell>
          <table:table-cell table:style-name="ce12" office:value-type="percentage" office:value="0.03" calcext:value-type="percentage">
            <text:p>3%</text:p>
          </table:table-cell>
          <table:table-cell table:style-name="ce23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Asociar el diccionario al bot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3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Crear el Webhook</text:p>
          </table:table-cell>
          <table:table-cell table:style-name="ce12" office:value-type="percentage" office:value="0.06" calcext:value-type="percentage">
            <text:p>6%</text:p>
          </table:table-cell>
          <table:table-cell table:style-name="ce23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ce1" office:value-type="string" calcext:value-type="string">
            <text:p>Conectar el bot al Webhook</text:p>
          </table:table-cell>
          <table:table-cell table:style-name="ce6" office:value-type="percentage" office:value="0.03" calcext:value-type="percentage">
            <text:p>3%</text:p>
          </table:table-cell>
          <table:table-cell table:style-name="ce23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5</text:p>
          </table:table-cell>
          <table:table-cell table:style-name="ce1" office:value-type="string" calcext:value-type="string">
            <text:p>Conectar el API SmartCDMX al Webhook</text:p>
          </table:table-cell>
          <table:table-cell table:style-name="ce6" office:value-type="percentage" office:value="0.04" calcext:value-type="percentage">
            <text:p>4%</text:p>
          </table:table-cell>
          <table:table-cell table:style-name="ce23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6</text:p>
          </table:table-cell>
          <table:table-cell table:style-name="ce1" office:value-type="string" calcext:value-type="string">
            <text:p>Pruebas</text:p>
          </table:table-cell>
          <table:table-cell table:style-name="ce6" office:value-type="percentage" office:value="0.02" calcext:value-type="percentage">
            <text:p>2%</text:p>
          </table:table-cell>
          <table:table-cell table:style-name="ce23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22" calcext:value-type="percentage">
            <text:p>22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.D3:G.D8">
            <calcext:condition calcext:apply-style-name="ConditionalStyle_1" calcext:value="contains-text(&quot;En espera&quot;)" calcext:base-cell-address="G.D3"/>
          </calcext:conditional-format>
          <calcext:conditional-format calcext:target-range-address="G.D3:G.D8">
            <calcext:condition calcext:apply-style-name="ConditionalStyle_2" calcext:value="contains-text(&quot;En proceso&quot;)" calcext:base-cell-address="G.D3"/>
          </calcext:conditional-format>
          <calcext:conditional-format calcext:target-range-address="G.D3:G.D8">
            <calcext:condition calcext:apply-style-name="ConditionalStyle_3" calcext:value="contains-text(&quot;En revision&quot;)" calcext:base-cell-address="G.D3"/>
          </calcext:conditional-format>
          <calcext:conditional-format calcext:target-range-address="G.D3:G.D8">
            <calcext:condition calcext:apply-style-name="ConditionalStyle_4" calcext:value="contains-text(&quot;Terminado&quot;)" calcext:base-cell-address="G.D3"/>
          </calcext:conditional-format>
          <calcext:conditional-format calcext:target-range-address="G.D3:G.D8">
            <calcext:condition calcext:apply-style-name="ConditionalStyle_5" calcext:value="contains-text(&quot;Cancelado&quot;)" calcext:base-cell-address="G.D3"/>
          </calcext:conditional-format>
        </calcext:conditional-formats>
      </table:table>
      <table:table table:name="H" table:style-name="ta9">
        <office:forms form:automatic-focus="false" form:apply-design-mode="false"/>
        <table:table-column table:style-name="co3" table:default-cell-style-name="ce3"/>
        <table:table-column table:style-name="co9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H</text:p>
          </table:table-cell>
          <table:table-cell table:style-name="ce14" office:value-type="string" calcext:value-type="string">
            <text:p>Integrar a Facebook y Messenger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Crear pagina de facebook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4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Agregar aplicacion a la pagina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4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Pruebas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4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ce1" office:value-type="string" calcext:value-type="string">
            <text:p>Hacer publica la aplicacion</text:p>
          </table:table-cell>
          <table:table-cell table:style-name="ce6" office:value-type="percentage" office:value="0.03" calcext:value-type="percentage">
            <text:p>3%</text:p>
          </table:table-cell>
          <table:table-cell table:style-name="ce24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5</text:p>
          </table:table-cell>
          <table:table-cell table:style-name="ce1" office:value-type="string" calcext:value-type="string">
            <text:p>Pruebas con aplicacion publica</text:p>
          </table:table-cell>
          <table:table-cell table:style-name="ce6" office:value-type="percentage" office:value="0.02" calcext:value-type="percentage">
            <text:p>2%</text:p>
          </table:table-cell>
          <table:table-cell table:style-name="ce24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8" calcext:value-type="percentage">
            <text:p>8%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.D3:H.D7">
            <calcext:condition calcext:apply-style-name="ConditionalStyle_1" calcext:value="contains-text(&quot;En espera&quot;)" calcext:base-cell-address="H.D3"/>
          </calcext:conditional-format>
          <calcext:conditional-format calcext:target-range-address="H.D3:H.D7">
            <calcext:condition calcext:apply-style-name="ConditionalStyle_2" calcext:value="contains-text(&quot;En proceso&quot;)" calcext:base-cell-address="H.D3"/>
          </calcext:conditional-format>
          <calcext:conditional-format calcext:target-range-address="H.D3:H.D7">
            <calcext:condition calcext:apply-style-name="ConditionalStyle_3" calcext:value="contains-text(&quot;En revision&quot;)" calcext:base-cell-address="H.D3"/>
          </calcext:conditional-format>
          <calcext:conditional-format calcext:target-range-address="H.D3:H.D7">
            <calcext:condition calcext:apply-style-name="ConditionalStyle_4" calcext:value="contains-text(&quot;Terminado&quot;)" calcext:base-cell-address="H.D3"/>
          </calcext:conditional-format>
          <calcext:conditional-format calcext:target-range-address="H.D3:H.D7">
            <calcext:condition calcext:apply-style-name="ConditionalStyle_5" calcext:value="contains-text(&quot;Cancelado&quot;)" calcext:base-cell-address="H.D3"/>
          </calcext:conditional-format>
        </calcext:conditional-formats>
      </table:table>
      <table:table table:name="I" table:style-name="ta10">
        <office:forms form:automatic-focus="false" form:apply-design-mode="false"/>
        <table:table-column table:style-name="co3" table:default-cell-style-name="ce3"/>
        <table:table-column table:style-name="co1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I</text:p>
          </table:table-cell>
          <table:table-cell table:style-name="ce14" office:value-type="string" calcext:value-type="string">
            <text:p>Otorgar mejor conocimiento al Bot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Pruebas con usuarios externos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25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Validar palabras nuevas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5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Correcion de errores y/o palabras no conocidas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5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ce1" office:value-type="string" calcext:value-type="string">
            <text:p>Extender conocimiento de palabras nuevas</text:p>
          </table:table-cell>
          <table:table-cell table:style-name="ce6" office:value-type="percentage" office:value="0.02" calcext:value-type="percentage">
            <text:p>2%</text:p>
          </table:table-cell>
          <table:table-cell table:style-name="ce25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.D3:I.D6">
            <calcext:condition calcext:apply-style-name="ConditionalStyle_1" calcext:value="contains-text(&quot;En espera&quot;)" calcext:base-cell-address="I.D3"/>
          </calcext:conditional-format>
          <calcext:conditional-format calcext:target-range-address="I.D3:I.D6">
            <calcext:condition calcext:apply-style-name="ConditionalStyle_2" calcext:value="contains-text(&quot;En proceso&quot;)" calcext:base-cell-address="I.D3"/>
          </calcext:conditional-format>
          <calcext:conditional-format calcext:target-range-address="I.D3:I.D6">
            <calcext:condition calcext:apply-style-name="ConditionalStyle_3" calcext:value="contains-text(&quot;En revision&quot;)" calcext:base-cell-address="I.D3"/>
          </calcext:conditional-format>
          <calcext:conditional-format calcext:target-range-address="I.D3:I.D6">
            <calcext:condition calcext:apply-style-name="ConditionalStyle_4" calcext:value="contains-text(&quot;Terminado&quot;)" calcext:base-cell-address="I.D3"/>
          </calcext:conditional-format>
          <calcext:conditional-format calcext:target-range-address="I.D3:I.D6">
            <calcext:condition calcext:apply-style-name="ConditionalStyle_5" calcext:value="contains-text(&quot;Cancelado&quot;)" calcext:base-cell-address="I.D3"/>
          </calcext:conditional-format>
        </calcext:conditional-formats>
      </table:table>
      <table:table table:name="J" table:style-name="ta11">
        <office:forms form:automatic-focus="false" form:apply-design-mode="false"/>
        <table:table-column table:style-name="co3" table:default-cell-style-name="ce3"/>
        <table:table-column table:style-name="co13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J</text:p>
          </table:table-cell>
          <table:table-cell table:style-name="ce1" office:value-type="string" calcext:value-type="string">
            <text:p>Crear Documentacion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9">
          <table:table-cell table:style-name="ce1" office:value-type="string" calcext:value-type="string">
            <text:p>Tarea 1</text:p>
          </table:table-cell>
          <table:table-cell table:style-name="ce26" office:value-type="string" calcext:value-type="string">
            <text:p>¿donde hacer la documentación?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7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9">
          <table:table-cell table:style-name="ce1" office:value-type="string" calcext:value-type="string">
            <text:p>Tarea 2</text:p>
          </table:table-cell>
          <table:table-cell table:style-name="ce26" office:value-type="string" calcext:value-type="string">
            <text:p>Recaudar toda la información utilizada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27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9">
          <table:table-cell table:style-name="ce1" office:value-type="string" calcext:value-type="string">
            <text:p>Tarea 3</text:p>
          </table:table-cell>
          <table:table-cell table:style-name="ce26" office:value-type="string" calcext:value-type="string">
            <text:p>Como</text:p>
          </table:table-cell>
          <table:table-cell table:style-name="ce12" office:value-type="string" calcext:value-type="string">
            <text:p>%</text:p>
          </table:table-cell>
          <table:table-cell table:style-name="ce27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9">
          <table:table-cell table:style-name="ce1" office:value-type="string" calcext:value-type="string">
            <text:p>Tarea 4</text:p>
          </table:table-cell>
          <table:table-cell table:style-name="ce26" office:value-type="string" calcext:value-type="string">
            <text:p>Como</text:p>
          </table:table-cell>
          <table:table-cell table:style-name="ce6" office:value-type="string" calcext:value-type="string">
            <text:p>%</text:p>
          </table:table-cell>
          <table:table-cell table:style-name="ce27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9">
          <table:table-cell table:style-name="ce1" office:value-type="string" calcext:value-type="string">
            <text:p>Tarea 5</text:p>
          </table:table-cell>
          <table:table-cell table:style-name="ce26" office:value-type="string" calcext:value-type="string">
            <text:p>Como</text:p>
          </table:table-cell>
          <table:table-cell table:style-name="ce6" office:value-type="string" calcext:value-type="string">
            <text:p>%</text:p>
          </table:table-cell>
          <table:table-cell table:style-name="ce27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J.D3:J.D7">
            <calcext:condition calcext:apply-style-name="ConditionalStyle_1" calcext:value="contains-text(&quot;En espera&quot;)" calcext:base-cell-address="J.D3"/>
          </calcext:conditional-format>
          <calcext:conditional-format calcext:target-range-address="J.D3:J.D7">
            <calcext:condition calcext:apply-style-name="ConditionalStyle_2" calcext:value="contains-text(&quot;En proceso&quot;)" calcext:base-cell-address="J.D3"/>
          </calcext:conditional-format>
          <calcext:conditional-format calcext:target-range-address="J.D3:J.D7">
            <calcext:condition calcext:apply-style-name="ConditionalStyle_3" calcext:value="contains-text(&quot;En revision&quot;)" calcext:base-cell-address="J.D3"/>
          </calcext:conditional-format>
          <calcext:conditional-format calcext:target-range-address="J.D3:J.D7">
            <calcext:condition calcext:apply-style-name="ConditionalStyle_4" calcext:value="contains-text(&quot;Terminado&quot;)" calcext:base-cell-address="J.D3"/>
          </calcext:conditional-format>
          <calcext:conditional-format calcext:target-range-address="J.D3:J.D7">
            <calcext:condition calcext:apply-style-name="ConditionalStyle_5" calcext:value="contains-text(&quot;Cancelado&quot;)" calcext:base-cell-address="J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fill-character> </loext:fill-character>
      <number:text>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ce8b2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6d9eeb"/>
    </style:style>
    <style:style style:name="ConditionalStyle_5f_4" style:display-name="ConditionalStyle_4" style:family="table-cell" style:parent-style-name="Default">
      <style:table-cell-properties fo:background-color="#6aa84f"/>
    </style:style>
    <style:style style:name="ConditionalStyle_5f_5" style:display-name="ConditionalStyle_5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7:23:43.4301644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" style:display-name="PageStyle_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idades" style:display-name="PageStyle_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" style:display-name="PageStyle_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" style:display-name="PageStyle_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" style:display-name="PageStyle_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" style:display-name="PageStyle_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" style:display-name="PageStyle_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" style:display-name="PageStyle_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MX</dc:language>
    <dc:date>2018-02-11T17:30:16.585622324</dc:date>
    <meta:editing-cycles>6</meta:editing-cycles>
    <meta:editing-duration>PT1H24M48S</meta:editing-duration>
    <meta:generator>LibreOffice/5.1.6.2$Linux_X86_64 LibreOffice_project/10m0$Build-2</meta:generator>
    <meta:document-statistic meta:table-count="11" meta:cell-count="265" meta:object-count="0"/>
  </office:meta>
</office:document-meta>
</file>